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200%" fo:text-align="start" style:justify-single-word="false"/>
      <style:text-properties fo:font-size="12pt" style:font-size-asian="10.5pt" style:font-size-complex="12pt"/>
    </style:style>
    <style:style style:name="P8" style:family="paragraph" style:parent-style-name="Standard">
      <style:paragraph-properties fo:line-height="200%" fo:text-align="center" style:justify-single-word="false"/>
      <style:text-properties fo:font-size="12pt" style:font-size-asian="10.5pt" style:font-size-complex="12pt"/>
    </style:style>
    <style:style style:name="P9"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line-height="200%" fo:text-align="center"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3" style:family="paragraph" style:parent-style-name="Standard">
      <style:paragraph-properties fo:line-height="200%" fo:text-align="start"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4" style:family="paragraph" style:parent-style-name="Standard">
      <style:paragraph-properties fo:line-height="200%" fo:text-align="center"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5" style:family="paragraph" style:parent-style-name="Standard">
      <style:paragraph-properties fo:line-height="200%" fo:text-align="center" style:justify-single-word="false"/>
      <style:text-properties style:font-name="Liberation Serif1" fo:font-size="14pt" fo:font-weight="normal" style:font-name-asian="Liberation Serif1" style:font-size-asian="14pt" style:font-weight-asian="normal" style:font-name-complex="Liberation Serif1" style:font-size-complex="14pt" style:font-weight-complex="normal"/>
    </style:style>
    <style:style style:name="P16" style:family="paragraph" style:parent-style-name="Standard">
      <style:paragraph-properties fo:line-height="200%" fo:text-align="center" style:justify-single-word="false"/>
      <style:text-properties style:font-name="Liberation Serif1" fo:font-size="16pt" fo:font-weight="normal" style:font-name-asian="Liberation Serif1" style:font-size-asian="14pt" style:font-weight-asian="normal" style:font-name-complex="Liberation Serif1" style:font-size-complex="16pt" style:font-weight-complex="normal"/>
    </style:style>
    <style:style style:name="P17" style:family="paragraph" style:parent-style-name="Standard">
      <style:paragraph-properties fo:line-height="200%" fo:text-align="center" style:justify-single-word="false"/>
      <style:text-properties style:font-name="Liberation Serif1" fo:font-size="16pt" fo:font-weight="normal" style:font-name-asian="Liberation Serif1" style:font-size-asian="16pt" style:font-weight-asian="normal" style:font-name-complex="Liberation Serif1" style:font-size-complex="16pt" style:font-weight-complex="normal"/>
    </style:style>
    <style:style style:name="P18"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Liberation Serif1" style:font-name-asian="Liberation Serif1" style:font-name-complex="Liberation Serif1"/>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1" fo:font-weight="normal" style:font-name-asian="Liberation Serif1" style:font-weight-asian="normal" style:font-name-complex="Liberation Serif1" style:font-weight-complex="normal"/>
    </style:style>
    <style:style style:name="T7" style:family="text">
      <style:text-properties style:font-name="Liberation Serif1" fo:font-size="16pt" style:font-name-asian="Liberation Serif1" style:font-size-asian="14pt" style:font-name-complex="Liberation Serif1" style:font-size-complex="16pt"/>
    </style:style>
    <style:style style:name="T8" style:family="text">
      <style:text-properties style:font-name="Liberation Serif" style:font-name-asian="WenQuanYi Micro Hei" style:font-name-complex="Lohit Hindi"/>
    </style:style>
    <style:style style:name="T9" style:family="text">
      <style:text-properties style:font-name="Liberation Serif" fo:font-weight="normal" style:font-name-asian="WenQuanYi Micro Hei" style:font-weight-asian="normal" style:font-name-complex="Lohit Hindi"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font-size="18pt" style:font-size-asian="18pt" style:font-size-complex="18pt"/>
    </style:style>
    <style:style style:name="T13" style:family="text">
      <style:text-properties fo:font-size="16pt" style:font-size-asian="14pt" style:font-size-complex="16pt"/>
    </style:style>
    <style:style style:name="T14" style:family="text">
      <style:text-properties fo:font-size="16pt" style:font-size-asian="16pt" style:font-size-complex="16pt"/>
    </style:style>
    <style:style style:name="T15" style:family="text">
      <style:text-properties style:font-name="Liberation Serif1" fo:font-weight="bold" style:font-name-asian="Liberation Serif1" style:font-weight-asian="bold" style:font-name-complex="Liberation Serif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gic</text:p>
      <text:p text:style-name="P1"/>
      <text:p text:style-name="P5">What have I become?</text:p>
      <text:p text:style-name="P7"><text:tab/>It is the inevitable result of the ever chaotic Game of the Fates that some players are not just chosen but thrown right on the Tides. Those with the blood of such chosen sorts carry on the Major <text:s/>Magics, tied to their suit. The families of what came to be known as “Noble” blood make up the often ferocious backbone of the aristocracy that rules many of the cities of Korssent. The presence of magic in their bodies is often quite obvious, and as a result they are often seen in masks that conceal their identity as well as indicate their rank within the circle of Magi. This clear definition of power generally results in such gentle people being left well enough alone.</text:p>
      <text:p text:style-name="P8"><text:tab/><text:span text:style-name="T12">The Four Major Magics</text:span></text:p>
      <text:p text:style-name="P7"><text:span text:style-name="T1"><text:tab/></text:span>Any character may spent 4 XP at creation to gain the Major Magic of their chosen suit. They begin with a rank in the Skill named after their Magic, and three XP to spend on the Magic's abilities(see: Bonds, Analyze, Curses &amp; Blessings, Brands). Players may activate one of these powers by spending a <text:span text:style-name="T3">Wildcard</text:span><text:span text:style-name="T10">. A character may only purchase a Major Magic Ability at creation.</text:span></text:p>
      <text:p text:style-name="P7"><text:span text:style-name="T10"><text:tab/></text:span><text:span text:style-name="T3"> </text:span>In addition, Magi gain benefits based on their rank in their Magic's related skill:</text:p>
      <text:p text:style-name="P7"><text:span text:style-name="T3">Apprentice (Rank 2 – 3):</text:span><text:span text:style-name="T10"> This class of mage is aware of their abilities but clumsy with their use. +1 card to Intimidate attempts if you reveal your talents. Mask is matte black.</text:span></text:p>
      <text:p text:style-name="P7"><text:span text:style-name="T3">Journeyman (Rank 4 – 5): </text:span><text:span text:style-name="T10">These mages can talk at length about their abilities even if they can't quite produce the theoretical results. +1 rank of Good Reputation. Mask is colored but still matte.</text:span></text:p>
      <text:p text:style-name="P7"><text:span text:style-name="T3">Professor(Rank 6 – 7):</text:span><text:span text:style-name="T10"> These fully capable mages are considered automatic members of any University, though this comes with the requisite responsibilities. +1 rank of the Noble Advantage. Mask is metallic, any color.</text:span></text:p>
      <text:p text:style-name="P7"><text:span text:style-name="T3">Doctor (Rank 8 – 9):</text:span><text:span text:style-name="T10"> Expertise in some field of study. Specific title(ex. Archmage of Probable Logic) must be awarded in-game. +2 to a Specialty of the player's choosing related to their character's field of </text:span><text:soft-page-break/><text:span text:style-name="T10">expertise. Mask is metallic with gems added.</text:span></text:p>
      <text:p text:style-name="P7"><text:span text:style-name="T3">Avatar</text:span><text:span text:style-name="T10"> </text:span><text:span text:style-name="T3">(Rank 10): </text:span><text:span text:style-name="T10">Font of power. There is rarely if ever more than one Avatar of a particular Magic around at any given time. Masks are discarded or made of raw energy. See: </text:span><text:span text:style-name="T3">Avatar</text:span><text:span text:style-name="T10"> </text:span><text:span text:style-name="T3">Advantage</text:span><text:span text:style-name="T10"> </text:span><text:s/></text:p>
      <text:p text:style-name="P3"><text:span text:style-name="T3">Transmogrify ( </text:span><text:span text:style-name="T5">♣</text:span><text:span text:style-name="T3"> )</text:span></text:p>
      <text:p text:style-name="P7"><text:s/><text:tab/>The student of Transmogrify is a master of forms and shapes. Knowledge of one's body and capabilities is paramount, especially when they soon shift to those of a bear or horse. These mages can bond with and take the forms of what Kranos calls the “lower animals”. In addition, they are gifted with an intense sense of smell. Included in their mastery of the lower animals is the ability to Dominate their minds – including those of humans – and issue a single command.</text:p>
      <text:p text:style-name="P7"><text:tab/><text:span text:style-name="T3">Bonds </text:span><text:span text:style-name="T10">cost at least 1 XP to learn, and require time and a successful </text:span><text:span text:style-name="T3">Transmogrify[</text:span><text:span text:style-name="T5">♦</text:span><text:span text:style-name="T3">]</text:span><text:span text:style-name="T10"> to create. This time is spent living or interacting in some way with the non-human animal of one's choosing, generally during a </text:span><text:span text:style-name="T3">Time Passes</text:span><text:span text:style-name="T10"> action. For every XP spent on the </text:span><text:span text:style-name="T3">Bond</text:span><text:span text:style-name="T10">, the mage may add one Advantage or Trait point to the gained </text:span><text:span text:style-name="T3">Form, </text:span><text:span text:style-name="T10">spending a max of their rank in </text:span><text:span text:style-name="T3">Transmogrify</text:span><text:span text:style-name="T10"> in XP. </text:span><text:span text:style-name="T3">Disadvantages</text:span><text:span text:style-name="T10"> may be added to these </text:span><text:span text:style-name="T3">Forms</text:span><text:span text:style-name="T10"> to increase the amount of XP available for them. Transmographists start each game with 1 </text:span><text:span text:style-name="T3">Form</text:span><text:span text:style-name="T10"> built with XP equal to their starting rank in </text:span><text:span text:style-name="T3">Transmogrify. </text:span></text:p>
      <text:p text:style-name="P7"><text:span text:style-name="T10"><text:tab/></text:span><text:span text:style-name="T3">Forms</text:span><text:span text:style-name="T10"> are used to change shape partially or entirely to that of an animal. During one's action, The mage makes a successful </text:span><text:span text:style-name="T3">Transmogrify</text:span><text:span text:style-name="T5">[♣]</text:span><text:span text:style-name="T3"> </text:span><text:span text:style-name="T10">to assume the desired form for as long as they like. This adds the chosen </text:span><text:span text:style-name="T3">Disadvantages, Advantages</text:span><text:span text:style-name="T10"> and </text:span><text:span text:style-name="T3">Traits</text:span><text:span text:style-name="T10"> to their current stats. Items on the characters person seemingly vanish or are incorporated into the form, returning upon the character assuming their normal form.</text:span></text:p>
      <text:p text:style-name="P7"><text:span text:style-name="T10"><text:tab/>By using </text:span><text:span text:style-name="T3">Transmogrify</text:span><text:span text:style-name="T5">[</text:span><text:span text:style-name="T5">♠</text:span><text:span text:style-name="T5">]</text:span><text:span text:style-name="T10">, the mage can use their enhanced </text:span><text:span text:style-name="T3">Sense of Smell</text:span><text:span text:style-name="T10"> to detect animals, vehicles, specific people, or anything they recognize the smell of within a number of kilometers equal to their rank in </text:span><text:span text:style-name="T3">Transmogrify.</text:span></text:p>
      <text:p text:style-name="P7"><text:soft-page-break/><text:span text:style-name="T3"><text:tab/></text:span><text:span text:style-name="T10">Finally, the mage may use </text:span><text:span text:style-name="T3">Transmogrify</text:span><text:span text:style-name="T5">[♥]</text:span><text:span text:style-name="T10"> vs. a target's </text:span><text:span text:style-name="T3">Guts[</text:span><text:span text:style-name="T5">♥</text:span><text:span text:style-name="T3">] </text:span><text:span text:style-name="T10">to </text:span><text:span text:style-name="T3">Dominate </text:span><text:span text:style-name="T10">an opponent's mind, forcing them to follow a single command before regaining their will. This power works on any one target only once per scene, and cannot be used to make a character do anything that would certainly result in their own harm.</text:span></text:p>
      <text:p text:style-name="P6">Transmographists In Society</text:p>
      <text:p text:style-name="P9"><text:tab/><text:span text:style-name="T10">While definitely respected, the School of Transmogrify is considered by most to be the most primitive of the Magics, a holdover from a bygone age of savagery. Most of these complaints are made behind locked steel doors kilometers from any actual practitioner of the art, but the opinion is nonetheless prevalent in many of their doings with society. An ascetic bunch, the Mages of this school care little for the opinions of their decadent, out-of-shape peers and generally ignore their consul. “The Strong Shall Lead” is the creed of this Circle and they certainly walk their talk.</text:span></text:p>
      <text:p text:style-name="P10"><text:tab/>More recently some moves has been made by the younger Magi to strengthen their bonds with their fellow artists, a unification to defend against the growing number of powerful merchants that threaten the artistocracy's grip on national power. The only thing more frightening than a Transmographist is one with influence, and that is precisely what many of these younglings are clawing their way toward.</text:p>
      <text:p text:style-name="P2">Arcana( <text:span text:style-name="T4">♠</text:span><text:span text:style-name="T8"> )</text:span></text:p>
      <text:p text:style-name="P9"><text:span text:style-name="T8"><text:tab/></text:span><text:span text:style-name="T9">What if one were to hear, at a locked-door lecture in the Grand Auditorium at the prestigious University Di Sicily, the entire world were made up of a language of four symbols: </text:span><text:span text:style-name="T6">♠, ♣, ♥, and ♦. The wizened old librarian on the podium would continue further, specifying that those silly little things you find on the back of poker cards determine the shape and weight of not just cards but your own skull and the useless hunk of muscle in the middle of it. You would just keep sweeping outside the door and move right along, like you did every night, because the Arcanists have been saying this kind of thing for centuries and there's hardly any reason to start listening now.</text:span></text:p>
      <text:p text:style-name="P11"><text:soft-page-break/><text:tab/>Nonetheless these all-together serious folk would go on discussing it, and because you weren't in the room you didn't see the demonstrations – huge neon blue arcs of light presenting the Arcantrik Code of the object being Analyzed – a coffee cup with the words “World's Best Grandpa” painted on it, for reference – nonetheless covering not just the chalkboard at the front of the room but the rest of the walls, ceiling, and floor. The whole world can be translated into interacting chunks of this code of seemingly infinite complexity, though Arcanists are still working on all of the implications of that.</text:p>
      <text:p text:style-name="P11"><text:tab/>An Arcanist's supernatural effect on the world can be classified into four separate abilities, the most basic of which is the ability to <text:span text:style-name="T3">Analyze</text:span> an object and commit to memory its code, the long string of Arcantrik symbols which defines it in its entirety. This costs the mage 1 XP and requires a successful <text:span text:style-name="T3">Arcana</text:span> off of <text:span text:style-name="T3">Mind</text:span>. <text:s/>An Arcanist can have a number of analyzed objects equal to their rank in Arcana. An Arcanist can <text:span text:style-name="T3">Analyze </text:span>objects no larger than their rank in cubic meters(m<text:span text:style-name="T11">3</text:span>), requiring an extra XP to memorize for every cubic meter. Consensus -1 should be used to determine if an object is beyond an Arcanist's current abilities if there is any conflict.</text:p>
      <text:p text:style-name="P11"><text:tab/>Once an object is committed to memory, an Arcanist can make an <text:span text:style-name="T3">Arcana[</text:span><text:span text:style-name="T5">♥</text:span><text:span text:style-name="T3">] </text:span>to <text:span text:style-name="T3">Copy</text:span> that object, spending a number of consecutive actions relevant to the object's size to do so – so if it was large enough to require rank 5 to <text:span text:style-name="T3">Analyze</text:span>, it will require 5 actions to <text:span text:style-name="T3">Copy</text:span>. A <text:span text:style-name="T3">Copied</text:span> object exists for 24 hours before dissolving into dust. Objects are <text:span text:style-name="T3">Copied</text:span> in the exact state they were <text:span text:style-name="T3">Analyzed</text:span> – so make sure you loaded that revolver first.</text:p>
      <text:p text:style-name="P11"><text:tab/>Less intensive than making physical constructions is the art of <text:span text:style-name="T3">Illusions</text:span>, the means most Magi of this school use to stay out of serious trouble. Arcanists can affect a number of characters equal to half their rank through the use of an opposed <text:span text:style-name="T3">Arcana[</text:span><text:span text:style-name="T5">♠</text:span><text:span text:style-name="T3">] </text:span>vs. <text:span text:style-name="T3">Perception[</text:span><text:span text:style-name="T5">♠</text:span><text:span text:style-name="T3">]</text:span>. The actual effects of a successful illusion are largely up to the user's imagination as far as description is concerned; As the mage increases her power, the illusions become more detailed and real, an almost perfect reproduction of reality at the tenth rank. The Illusionist describes the results of any Perception check taken by an affected character. In addition, any time the character takes an action, the illusionist may choose the <text:soft-page-break/>target – this includes minor actions like drawing a weapon. Characters affected by illusions may spend their action to attempt an opposed <text:span text:style-name="T3">Perception[</text:span><text:span text:style-name="T5">♠</text:span><text:span text:style-name="T3">] </text:span>vs. their tormentor's <text:span text:style-name="T3">Arcana[</text:span><text:span text:style-name="T5">♠</text:span><text:span text:style-name="T3">]</text:span>. If they succeed, the illusions are broken and fade away. <text:span text:style-name="T3">Illusions</text:span> may be used reflexively during a defense draw, consuming a wildcard like normal and adding twice the mage's <text:span text:style-name="T3">Arcana</text:span> rank to the draw. </text:p>
      <text:p text:style-name="P11"><text:tab/>Finally, an Arcanist of sufficient wit can use <text:span text:style-name="T3">Scrying</text:span> to read the long strings of Arcantrik symbols that determine the probable outcomes of events. During a mage's turn, they may spend a <text:span text:style-name="T3">Wildcard</text:span> to look at a number of cards from the top of the deck equal to their rank in <text:span text:style-name="T3">Arcana</text:span>.</text:p>
      <text:p text:style-name="P12"><text:tab/><text:span text:style-name="T2">Arcanists in Society</text:span></text:p>
      <text:p text:style-name="P11"><text:tab/>Studying Arcana tends to dominate the lives of those of the proper heredity and the family lines that have formed with the gift are influential in every University on Korssent. Arcanists consider their art the pinnacle of human achievement, the most important knowledge one can possess. This naturally poisons their social interactions with arrogance and pride. Thankfully, messing with the fabric of reality tends to evoke pragmatism, and most Arcanists are at least logical if a bit...disconnected from the lives of those so obviously beneath them. Often the most powerful of these Magi do their best to never leave the comfort of Universities or their own private workshops.</text:p>
      <text:p text:style-name="P11"><text:tab/>Nobility is quite demanding, however, and even the most dedicated Arcanist can't avoid the yearly balls, dinners, debuts, carnivals, inaugurations, and other worldly trifles people distract themselves with. Some, fed by the power they could wring out of their bureaucratic positions in the various Universities, flourish in such conditions and will always do so, even should their studies suffer for it. There's an arcanist involved in every major plot, even if it's just through silver. To be an Arcanist is to be inherently suspicious, to always be the one in the room that knows more than everyone else – but everyone else realizes it too. It's not something for those without their wits about them.</text:p>
      <text:p text:style-name="P12"><text:span text:style-name="T13">Exaltation ( </text:span><text:span text:style-name="T7">♥</text:span><text:span text:style-name="T13"> )</text:span> </text:p>
      <text:p text:style-name="P11"><text:tab/> The Holy Church of Loressa, headquartered in the seat of the now-defunct Midgarten Empire, <text:soft-page-break/>speaks of the Sacred Power of Exaltation as an extension of Loressa's own influence over all life. It is Her will that guides their actions, Her love that keeps them warm on cold nights, and Her mercy that their Shieldmaidens have a near perfect string of victories throughout their seldom talked about bloodstained history. These Magi(though they seldom use the term) seek to grasp divinity, even if only for a moment. This desire combines naturally with the miraculous feel of Loressa's power, the spark that supposedly began all life on Korssent. </text:p>
      <text:p text:style-name="P11"><text:tab/><text:span text:style-name="T3">Brands </text:span>were discovered before the written word, a holdover from a much more brutal time. The first Fated of Loressa's favor that braved combat with the often freakish Monsters of the day found themselves able to seemingly steal the beast's power, containing it in a symbol that soon burns itself into their skin. Later the art was studied by monks and found to work on people just as well. The Exalting have a connection to the flowing currents of magical energy, sourced from the Fates themselves, that bathe Korssent and carry the moves of those playing the Great Game. <text:span text:style-name="T3">Branding</text:span> involves seizing and redirecting that flow, forcing it to benefit a person of the Mage's choosing. This requires physical contact, handled as a melee attack using <text:span text:style-name="T3">Exaltation</text:span>. No damage is dealt, but if successful the Exalting may spend XP to remove an Advantage or Disadvantage from the target, at a cost equal to its rank. This is sealed into a specific symbol, which the Exalting may spend a wildcard to <text:s/>grant to a character for one scene. When one of these Mages dies, their manipulation of magical energies ceases, returning these Advantages &amp; Disadvantages to their rightful owners. </text:p>
      <text:p text:style-name="P13"><text:tab/><text:span text:style-name="T10">As the creator of life, Loressa is thought to disdain complicated machinery, especially Automatons. </text:span>Banishment <text:span text:style-name="T10">was discovered in Fresia hundreds of years ago, likely in defense against the regular uprisings of long-forgotten ancient Automata(known as the Unfettered) that boil out of the caves and dungeons underneath much of the country. Their holy men developed Mantras, first simple ones performed vocally, which grew in beauty and complexity to involve coordinated battle orchestras lending focus and energy to a leader's voice. By multiplying and magnifying their own accessible energy, that granted to all of Loressa's Fated, these saints send forth what appears to be a wave of </text:span><text:soft-page-break/><text:span text:style-name="T10">entropic forces. Metal rusts, corrodes, and falls apart. Gears chip and break as though they were without maintenance for years, springs loosen, and 'Work falls to pieces. Other countries have </text:span><text:span text:style-name="T10">developed their own techniques according to their faiths and skills, but the effects remain the same. The Exalting may use </text:span>Exaltation<text:span text:style-name="T10">[</text:span><text:span text:style-name="T6">♥</text:span><text:span text:style-name="T10">] <text:s/>as an attack that affects a number of mechanical opponents or objects </text:span><text:span text:style-name="T10">equal to half the skill's rank, opposed by </text:span>Guts[<text:span text:style-name="T6">♥</text:span>]<text:span text:style-name="T10">. Damage is dealt to the </text:span>Spirit<text:span text:style-name="T10"> trait of affected Automatons, damaging their </text:span>Body<text:span text:style-name="T10"> directly if </text:span>Spirit<text:span text:style-name="T10"> is already depleted. This ability affects even sentient automatons that would normally be immune to magical abilities.</text:span></text:p>
      <text:p text:style-name="P13"><text:tab/><text:span text:style-name="T10">The first hospitals were packed into Loressa's churches, usually in a hurry after yet another crusade left a third of Midgart missing fingers, limbs, eyes or worse. While medicine proper was still in the leech and wait it out stage, talented priestesses focused their energies into their patients, stimulating life and healing functions in the injuries. While they couldn't regenerate lost limbs or restore the dead to life, many a soldier has these wonderful people to thank for an incredibly quick turnaround, allowing their participation in the next crusade without falling to infection or a poorly knit bone. A Fate Draw using </text:span>Exaltation[<text:span text:style-name="T4">♠</text:span>] <text:span text:style-name="T10">is all that's required to </text:span>Vitalize<text:span text:style-name="T10"> a character, restoring wounds to any trait equal to </text:span><text:span text:style-name="T10">the successes. </text:span>Vitalize<text:span text:style-name="T10"> can't heal serious wounds(like those caused by </text:span>Disadvantages<text:span text:style-name="T10">).</text:span></text:p>
      <text:p text:style-name="P13"><text:tab/><text:span text:style-name="T10">It should be mentioned that not all of the Fated of this suit agree with the established church concerning Loressa's Will, or even the morals said establishment claims to embody. In 1684, an Academic named Renton Bismark was the first to study Exaltation as a magical art rather than a matter of faith, or at least the first who managed to get his books published, albeit first outside of his home country of Midgart. Bismark gained a deep understanding of Loressa's power, tied not just to life as he had learned in Sabbath School but inexorably to death as well. It is the will of Loressa that the cycle continues, life blooms beautifully to its utmost ability before crumbling to nothing, her attention to detail and execution so minute that she made even the tiniest of insects to do her bidding. It was in studying this way that Renton Bismark found his true faith, rejecting top-down doctrine in favor of reasoned humanism. He took great offense at being associated with the organization responsible for the </text:span><text:soft-page-break/><text:span text:style-name="T10">Castigation, as it had eventually come to be known, the murderers of innocent Eustonians, those that followed what he called the “Gilded Path”, disillusioned by faith and judgment clouded by thoughts of </text:span><text:span text:style-name="T10">their own righteousness. Loressa works through love, Bismark argues, and thus understanding between human beings. This insight is what lead Bismark to discovery </text:span>Prophecy<text:span text:style-name="T10">, and while his teachings may </text:span><text:span text:style-name="T10">be almost universally rejected by some otherwise the sheer potential of this power could not be </text:span><text:span text:style-name="T10">ignored, and even the church's most orthodox Shieldmaidens make ample use of it. By observing the flow of energy not just from Loressa but all of the Fates, an Exalting can see which stream is flowing slowly, perhaps thinner at the moment as the Fate shifts their plays elsewhere, as well as streams actively distorting the world, evidence of almost direct interference by a Fate. By bending these energies and combining them to bolster specific streams, an Exalting can radically alter events. By using </text:span>Exaltation[<text:span text:style-name="T4">♦</text:span>] <text:span text:style-name="T10">the mage may choose a single Suit to bolster, doubling the value of cards of the chosen suit for all characters. This effect persists for a number of turns equal to a third of the skill's rank. </text:span></text:p>
      <text:p text:style-name="P14"><text:span text:style-name="T1">The Exalting In Society</text:span><text:span text:style-name="T10"> <text:s/></text:span></text:p>
      <text:p text:style-name="P11"><text:tab/>The Exalting tend to be respected and treated well by the common people of most countries – even those that host few churches tend to respect the dedication of those in Loressa's service. Eurston is the exception, the Castigation still fresh in the country's memory. Nonetheless, Loressa's people are not treated with the suspicion most other Magi receive, though they rarely get invited to the good parties. A Shieldmaiden in full gear is a sight to behold; Finely polished platemail tends to give pause to even the most desperate of ne'er-do-wells. An Exalting that does not conceal her allegiance is never without friends in any given situation, as commoners tend to flock to them for advice or aid, which makes accomplishing the most mundane of social tasks without getting endlessly sidetracked difficult for the especially empathetic among them. These little miracles light up peoples' lives, and the truly faithful know their efforts will be rewarded, that Loressa's favor is invaluable. It makes cleaning up after others' <text:soft-page-break/>mistakes worth it.</text:p>
      <text:p text:style-name="P12"><text:tab/><text:span text:style-name="T13">Chaotics ( </text:span><text:span text:style-name="T7">♦ </text:span><text:span text:style-name="T13">)</text:span> </text:p>
      <text:p text:style-name="P11"><text:tab/>Humanity was the last addition to the world, and we have Esme to thank for it. While most Fates are content to appear in dreams, identifying their followers and charging them with duties, Esme makes a point to directly enter the lives of her people, always in disguise. Some of her Fated never even realize their significance, simply content to constantly meet strange beautiful women and manage to survive the mishaps that come from these encounters. To be favored by Esme is to know her kindness, the love of the creator of humanity, and for that any amount of silver or misfortune is inconsequential.</text:p>
      <text:p text:style-name="P11"><text:tab/>The most known art of the Ladies &amp; Lords of Luck is that of <text:span text:style-name="T3">Attunement</text:span>, an aligning of a weapon to the currents of Fate. These weapons are highly sought after, as any edge in a fight is worth taking advantage of. The use of this ability requires a <text:span text:style-name="T3">Time Passes</text:span> action, as well as an <text:span text:style-name="T3">Attunement[</text:span><text:span text:style-name="T5">♥</text:span><text:span text:style-name="T3">]</text:span>. The Chaotics Mage can choose to inflict either a blessing or a curse upon the weapon – either adding their rank in <text:span text:style-name="T3">Chaotics</text:span> to the number of cards allowed in attack draws using it or subtracting that same amount. Only other Chaotics Magi can idenitfy the type of <text:span text:style-name="T3">Attunement </text:span>placed on a weapon without attempting to use it. Whenever its owner draws any other weapon, a cursed weapon will ready itself instead so long as it is still on their person. Attuned weapons cannot be broken, and if discarded will inevitably find their way back into the character's inventory at the beginning of the next scene. One can break the curse on an attuned weapon by paying a number of XP equal to the ranks of <text:span text:style-name="T3">Attunement </text:span>used to make it, though they may only do so when the weapon is on their person. Once the curse is lifted, the character gains their spent XP in modifications on the new weapon, and it remains <text:span text:style-name="T3">Attuned</text:span>.</text:p>
      <text:p text:style-name="P11"><text:tab/>While this power does something for the usefulness of Chaotics Magi in the eyes of the Nobility, it does little unless they are prepared to ready it in advance. In a pinch, these Magi can affect <text:soft-page-break/>the connections to Fate of those around them, with the use of the <text:span text:style-name="T3">Wild</text:span> ability. The Magi chooses a numerical card value – all cards of that value are worth double until the end of the scene. This power is obviously quite powerful, but like all of Chaotics has great potential to backfire.</text:p>
      <text:p text:style-name="P11"><text:tab/>Chaotics has not had the sort of rigorous study that the other magics have gained, partially because its inheritance is less reliable than many other magics. Children born of two Chaotics Magi are certain to gain the ability to some degree, but it's up in the air beyond that – and sometimes the ability will manifest itself in one of the commoners, clinging on to some ancient forgotten part of their heredity – due to the way it functions, they sometimes don't even realize it has happened. The <text:span text:style-name="T3">Chance</text:span> ability made itself known amongst these practitioners, as the way they narrowly avoided, say, a broken bottle coming for their skull, or the shots fired from their lover's husband. Viewing the connections of those around them to the various Fates, <text:s/>a Chaotics Magi may reveal a number of cards in their hand up to their rank in <text:span text:style-name="T3">Chaotics</text:span>. All other involved characters must then reveal an equal number of cards. While their abilities to limit these connections is limited, seeing just what they're up against and what Fate has in store can be invaluable.</text:p>
      <text:p text:style-name="P11"><text:tab/><text:span text:style-name="T3">Shuffle</text:span> is used with a successful <text:span text:style-name="T3">Chaotics[</text:span><text:span text:style-name="T5">♦</text:span><text:span text:style-name="T3">] vs. Guts[</text:span><text:span text:style-name="T5">♦</text:span><text:span text:style-name="T3">]</text:span>, affecting any number of targets up to half of the user's rank in <text:span text:style-name="T3">Chaotics. </text:span>Both the user of this ability and all affected targets choose a number of cards up to the user's rank in<text:span text:style-name="T3"> Chaotics</text:span>. The chosen cards are pooled, shuffled, and re-dealt to all participants. </text:p>
      <text:p text:style-name="P15">Chaotics Magi In Society</text:p>
      <text:p text:style-name="P11"><text:tab/>Magi of this suit are often looked down upon by their peers, punished by the view that their abilities are unpredictable and vulgar. Outside of the universities, however, the Lord and Ladies of Luck are courted relentlessly by any that feel they need the favor of the Fates, which in many cases is just about everyone, especially in countries with a long spiritual history of devotion to Esme, such as Quinnok, Eurston, and Fresia. The Lady that walks into a gambling hall is certain to be treated with <text:soft-page-break/>reverence, offered any comforts they desire, and never without a willing customer to manipulate. Those that realize their power tend to be the most flashy of any of the Magi, and enjoy a much stronger connection to the culture of their people than those they stay cooped up in their exquisitely stocked libraries all day.</text:p>
      <text:p text:style-name="P16">The Minor Magics</text:p>
      <text:p text:style-name="P11"><text:tab/>Some abilities are not unified or studied the way the four major ma gics are. These abilities are often thought of as fragments of the magics of the First World, a wild hypothesis with little backing it; Yet it does fit, supposing the Fates have left shards of their powers in the rituals of ancient peoples, or in techniques discovered only in the most hostile of places. Theoretically anyone can learn these abilities, though it takes a huge amount of time, depending on the ability.</text:p>
      <text:p text:style-name="P11"><text:tab/>Minor Magics can be bought at character creation for 2 XP, granting the first rank in their specific Skill. Minor magics may be tied to certain areas or suites thematically, but do not depend on the suit or nationality of the user – it is assumed that if your character has an ability from a specific country they spent at least some time there or with someone who could teach it to them. Generally these abilities require a Wildcard to activate, just like Major Magical Abilities. A character can have a maximum of two Magical Abilities at creation. Magi with these abilities gain the same advantages as standard Magi in relation to their ranks in their associated Skill.</text:p>
      <text:p text:style-name="P17">The Laws of Attraction</text:p>
      <text:p text:style-name="P11"><text:tab/>The people of Ge'Neht are often seen as superstitious and primitive, a belief shared by a great deal of “civilized” people in Korssent. Like most stereotypes this is born of ignorance, a total disconnect from the realities of life on the harsh continent. The people of Ge'Neht's various kingdoms live simply, because resources are scarce and bitterly contested; They are adaptable, and travel often, because they have to survive burning hot summers, monsoons, and frightful winters; They are fit, because the best meal around is usually faster and tougher than they are; And they are cautious, because <text:s/><text:soft-page-break/>you have to be when the whole world is against you. The people of Ge'Neht do not particularly care what foreigners call them, because they are thankful just to be alive to hear it.</text:p>
      <text:p text:style-name="P11"><text:tab/>Unfortunately the Gaellish people do listen to those blessed with exceptional ignorance, and have developed a real fear of the Ge'Nehtan, not only because of their ingenuity and adaptability but because of the powerful Art held by priests, known locally as the Dibias. Those that manifest the power of Attraction are said to be born from the land itself, and those that show the talent have little choice in their future career. Most Kingdoms of Ge'Neht are theocratic and nature, and they need their Dibias to function, usually appointing them as the bodyguards of high priests without the talent, or even Kings. This is especially true in recent decades, as aggressive foreigners have moved in on their territory, bearing strange magics rarely seen on the continent.</text:p>
      <text:p text:style-name="P11"><text:tab/>Through <text:span text:style-name="T3">Attraction</text:span>, the Dibias bends the active energies of the Fates while they are in transition, redirecting them to bolster their own connection to their patron Fate. The Dibias may use an action to declare the use of <text:span text:style-name="T3">Attraction</text:span>, which does not require a Wildcard. The next magical ability used automatically targets this character. The Dibias then makes an opposed <text:span text:style-name="T3">Attraction[</text:span><text:span text:style-name="T5">♥</text:span><text:span text:style-name="T3">] </text:span>vs. the opponent's [Skill][Trait] ; if successful, the ability has no effect and the Dibias gains a Wildcard. If the Dibias fails this draw, they are targeted by the magic's effect as normal.</text:p>
      <text:p text:style-name="P4">The Binding of Golems</text:p>
      <text:p text:style-name="P10"><text:tab/>Integral to the history of Chopshiym as well as its continued existence, Golems are a remnant of the Old World, a gift from Kranos thought lost. The rituals involved in the creation of Golems are closely guarded secrets, shared only among priests of the Kvutzah, the dominant religious and government institution of Chopshiym. It is forbidden for these rituals to be written down, on penalty of death, and so it is one of the least prolific schools of magic ability.</text:p>
      <text:p text:style-name="P11"><text:tab/> Becoming a Binder costs 2 XP, granting the Binding skill at rank 1. The Binder's Golem begins as a 5 XP Follower with a Power Rating equal to the caster's rank in the Binding skill. Unlike most <text:soft-page-break/>Followers, Golems have skills, beginning at rank 1. Golems gain and spend XP the same way that Fated do. Golems gain the following Advantages automatically: <text:span text:style-name="T3">Construct</text:span>, <text:span text:style-name="T3">Immunity[♠/♥]</text:span>, and may buy Modifcation type Advantages. Golems cannot take these Advantages: <text:span text:style-name="T3">Artifact, Attractive, </text:span><text:span text:style-name="T3">Berserk, Biting Tongue, Brainbox,</text:span> <text:span text:style-name="T3">Business, Capital, Companion, Conviction, Cunning Linguist,</text:span> <text:span text:style-name="T3">Discipline, Faith, Fervor, Fortunate, Friends, Good Reputation, Hired Hands, Landed, </text:span><text:span text:style-name="T3">Mastermind, Mind over Matter, Noble, Successor, Vehicle. </text:span>In addition, they cannot have the following <text:span text:style-name="T3">Disadvantages</text:span>: <text:span text:style-name="T3">Conduit, Debt, Defeated, Disorganized, Forgetful, Habit, Misfortunate, Ugly. <text:s/></text:span>Golems cannot speak, and follow simple commands to the letter, lacking the reasoning functions seen in Automatons. <text:s/>When the Golem is created, its controller chooses a material for it to be comprised of. The golem is bound and reduced to a small handful of whatever material is chosen – usually carried in a small pouch. <text:s/>Each pouch of anointed materials costs Rank Dufrancs to produce, and the Binder may make or carry more than one bound to the same Golem. It takes a single action to empty the pouch and utter the Live command, reconstituting the Golem, or to dispel a Golem when it is no longer needed. A Golem that is destroyed loses all accumulated XP and Skills and must be restored or totally replaced by enlisting the services of a Binder of at least rank 8. A Binder of this rank may restore or craft Golems with a <text:span text:style-name="T3">Binding[♣].</text:span></text:p>
      <text:p text:style-name="P17">Blood of the Seas</text:p>
      <text:p text:style-name="P11"><text:tab/>A peculiar affliction found first in the Kossov Union, during the time before its unification. Legends speak of sailors who fell into the drink, were pronounced lost at sea, and then resurfaced a week or more later, most of them walking out of the ocean to the terror of innocent beach-goers. The sea takes many of the Kossov people, but it is truly remarkable when it decides to give one back.</text:p>
      <text:p text:style-name="P11"><text:tab/>The folks who actually experience this particular trial are never quite the same afterwards. They speak of drowning in vivid detail, and many go as far as to describe meetings with Aiyala, visions of the afterlife, and various other hallucinations shared by those that nearly die. These chosen never <text:soft-page-break/>remember much about their return to land, perhaps because of the seemingly impossible nature of it. You can always spot a Blooded sailor by the slight dampness in his hair, and the persistent smell of sea water on his clothes.</text:p>
      <text:p text:style-name="P13"><text:span text:style-name="T10"><text:tab/>Those with the Blood of the Seas may drink sea water without ill effects and can breathe </text:span><text:span text:style-name="T10">normally underwater. Once per scene while on moving bodies of water, they may use </text:span>Blood[<text:span text:style-name="T4">♠</text:span>]<text:span text:style-name="T10"> to </text:span><text:span text:style-name="T10">affect the weather, intensifying or weakening hazardous weather effects(see: Rough Weather, pg. xx). </text:span><text:span text:style-name="T10">The changes to the weather last for a number of rounds equal to the character's Blood rank, returning to </text:span><text:span text:style-name="T10">their initial state afterwards. Each turn after using this ability, the magi can use an action to either </text:span><text:span text:style-name="T10">intensify the effect one step and add to its card penalty, or calm the weather by one step. </text:span></text:p>
      <text:p text:style-name="P16">Breath of the Tundra</text:p>
      <text:p text:style-name="P13"><text:span text:style-name="T10"><text:tab/>Sacred to the Quinok people is the pilgrimage of Bahiti, a prophet of Esme who travelled up the Sinai river beginning at its end in the West and ending at the great river's source near the city of Abu Simpel, near the Eurstonian border. She is the one who popularized the worship of Esme in the region, the first Lady of Luck. Stories of her travels abound, many of which might even be true, but her effect on the country is undeniable, resulting in the remarkably progressive Quinok of the modern era. Among </text:span><text:span text:style-name="T10">her numerous talents was the ability to exhale huge clouds of freezing mist, often freezing solid those </text:span><text:span text:style-name="T10">hit directly by the blast. This ability has been picked up by the most daring of the Quinok, ones who </text:span><text:span text:style-name="T10">leave the banks of Sinai and journey into the vast tundras and deserts that make up the rest of the country, as Bahiti is said to have done during key parts of her journey to avoid the efforts of the Old Dynasty opposed to her faith. Many don't return from this journey at all, but those that do possess and seemingly endless tolerance for cold, to the point their breath visibly hangs in the area even in the hottest parts of Fresian deserts. By holding their breath for a short period of time and releasing it, they can produce what appear to be localized blizzards from their mouths. </text:span></text:p>
      <text:p text:style-name="P13"><text:span text:style-name="T10"><text:tab/>Characters with this Magical Ability are immune to damage from cold, and do not suffer </text:span><text:soft-page-break/><text:span text:style-name="T10">penalties for even the most extreme of frosty weather, even without proper gear(though it is hardly comfortable travel). In addition they may spend a Wildcard to exhale a cloud of wintry suffering, </text:span><text:span text:style-name="T10">including chunks of ice, snow, freezing rain, and hail. This works as a Spread attack(see: pg. xx), drawn </text:span><text:span text:style-name="T10">using </text:span>Breath[♣]<text:span text:style-name="T10">, with a damage bonus equal to half the character's Body. The character must wait one </text:span><text:span text:style-name="T10">turn after using this ability to regain their breath before using it again.</text:span></text:p>
      <text:p text:style-name="P17">The Curse of the Beast</text:p>
      <text:p text:style-name="P13"><text:span text:style-name="T10"><text:tab/>In Midgart they speak of beings that a curse that infects the soul, a cruel mockery of the tides of </text:span><text:span text:style-name="T10">Fate. Those that carry the curse may not realize its presence for some time, if they are lucky, but they cannot resist its call forever. It begins when they have the misfortune to stumble upon a Monster, and their body begins to react in a haunting way, drawing them towards the beast. If they are lucky, the abomination is slain, but their luck sours quickly; the feeling begins to haunt them at night, the image of the beast is imprinting upon their mind's eye, and frequents their dreams. In times of extreme stress, they will feel the Urge; at this point they have become Cursed. Their body contorts in horrific ways, their mind is suddenly invaded by a maddening alien presence, and one is overwhelmed with the certain truth that you are no longer yourself. This inevitably begs the question, “Then what have I become?”</text:span></text:p>
      <text:p text:style-name="P13"><text:span text:style-name="T10"><text:tab/>The Curse is immensely powerful, allowing the Magi to spend a </text:span>Wildcard<text:span text:style-name="T10"> and an action to take the form of any Monster previously killed while they were present in the scene. The Cursed gains all of the Advantages of the Monster, and loses their traits in favor of gaining a </text:span>Power Rating <text:span text:style-name="T10">equal to their rank in </text:span>Curse<text:span text:style-name="T10">. A </text:span>Meditation[<text:span text:style-name="T4">♠</text:span>] <text:span text:style-name="T10">is required at the beginning of every round – if successful, the character may control their actions as normal, otherwise see </text:span>Uncontrollable<text:span text:style-name="T10">(pg. xx). The Cursed are not like the other users of Magi. They do not gain the </text:span>Noble<text:span text:style-name="T10"> or </text:span>Good Reputation<text:span text:style-name="T10"> Advantages usually associated with Magi; In fact, they gain a rank of </text:span>Bad Reputation(Current Locale)<text:span text:style-name="T10"> for every rank of </text:span>Curse<text:span text:style-name="T10"> they possess if they are seen using their Ability in public, or it becomes known by non-friendly </text:span><text:soft-page-break/><text:span text:style-name="T10">characters. They also gain a Mark of some sort on their body.</text:span></text:p>
      <text:p text:style-name="P16">The Art of Discord</text:p>
      <text:p text:style-name="P13"><text:span text:style-name="T10"><text:s/><text:tab/>Fresia is a nation under siege, thanks to the huge ruins lying underneath much of it. Its history is </text:span><text:span text:style-name="T10">plagued by the occasional reveal of a new entrance, or the collapse of a long-standing building into the </text:span><text:span text:style-name="T10">awful abyss below. They are the most capable of understanding just how much of a threat the </text:span><text:span text:style-name="T10">Unfettered, long-forgotten crazed automatons from the First World, really are. Fresia's culture has strong ties to its music and ritual, and the Art of Discord was discovered by a group of monks living in </text:span><text:span text:style-name="T10">its capital, Agra. While practicing a holy song in devotion to Esme, their temple suddenly revealed itself to be connected to the Ruins, and they and much of the city were beset by Unfettered from all directions. Many fled immediately, but some, thinking their lives forfeit in the face of such numbers, kept playing, asking for protection from Esme. Amazingly, they noticed that despite not really keeping </text:span><text:span text:style-name="T10">in time with one another the music seemed to repel the creatures. As they built strength, and some took </text:span><text:span text:style-name="T10">notice, seizing the instruments abandoned by the others, the effect on the machines became more </text:span><text:span text:style-name="T10">pronounced, until the rhythm of their gears and 'work became distorted by the music, throwing Automatons off-kilter to the point they accelerated all of their movements, shearing through gears and eventually resulting in a kind of spontaneous collapse. The heaps of scrap moved no more.</text:span></text:p>
      <text:p text:style-name="P13"><text:span text:style-name="T10"><text:tab/>Discord has a power affect on the flow of power from the Fates to the world. Namely, it seems to dampen it significantly, enough to totally rob lesser Magi of their powers. This character may spend a Wildcard to use </text:span>Discord[<text:span text:style-name="T4">♥</text:span>] <text:span text:style-name="T10">vs. all Unfettered opponents within Medium Range, with a damage bonus equal to half the Discorder's </text:span>Spirit<text:span text:style-name="T10">. This effect can be maintained by sacrificing actions in subsequent phases. While the Discorder is playing, other characters within Medium range must roll an opposed Fate Draw, using </text:span>[Spell's Skill][Suit]<text:span text:style-name="T10"> Vs. this character's </text:span>Discord[<text:span text:style-name="T4">♥</text:span>]. <text:span text:style-name="T10">If they lose this draw, their Wildcard is consumed but their Magical Ability does not</text:span> <text:span text:style-name="T10">have any effect, disrupted by the chaotic energy of Discord. <text:s text:c="5"/></text:span></text:p>
      <text:p text:style-name="P12"><text:soft-page-break/></text:p>
      <text:p text:style-name="P17">Elemental Form</text:p>
      <text:p text:style-name="P11"><text:tab/> While the continent of Pachu is not a nation by the contemporary definition, it boasts a solidarity among its people that most “real” nations could learn a lot from. The Fates are not deified as they are in much of the Eastern world in Pachu; Their belief system stems from a connection to nature, the land itself. Though trade has brought the eastern names of the Fates to Pachu, they are seldom used. The priests that rule over Pachu are known as Jmenob, and are active in the local governance of each independent city as well as having a role in the religious rituals shared by most of the continent. Nearly everyone in Pachu has some regular dealings with the priesthood, whether it is depending on them to handle disputes, seeking them for medical help, or plotting with them to expand a city's territory. Many of the Jmenob are simple men and women who perform the tasks society needs to function, healing the sick, guiding the crop rotations, telling leaders when they are making huge mistakes, that sort of thing. </text:p>
      <text:p text:style-name="P11"><text:tab/>Unique among these individuals are the Elementalists, those with a spiritual connection to the land itself, who travel all over Pachu as their services are needed. By spending a Wildcard, these Jmenob are able to make themselves part of the untamed land, becoming a part of the earth or a body of fresh water. While merged in this way, the Elementalist cannot attack, be attacked, or make use of Advantages or skills, but can move at great speeds, reaching anywhere connected by land or their current body of water within 20 times their <text:span text:style-name="T3">Elemental</text:span> rank in kilometers in a single day of travel. This includes being able to avoid some obstacles like outer walls and the like, but the Elementalist cannot pass through anything made or shaped by human hands – so getting inside the outer wall of the estate is fine, but they will have to sneak into the manse the old-fashioned way.</text:p>
      <text:p text:style-name="P13"/>
      <text:p text:style-name="P16">The Lords of Rings</text:p>
      <text:p text:style-name="P11"><text:tab/>The Gaellish people are passionate, if stubborn, and fairly determined, if also bull-headed. <text:soft-page-break/>Those that mastered the art of making Arcane Rings are the epitome of this, people who generally think (and sometimes even rightly so) they deserve more than they have. By making rings out of specific materials, these Magi can divert the flow of a Fate's power from another Magi to the ring. This cuts the Magi off from their own power, which can be disorienting, and for that reason Ring Lords that make themselves publicly known near Universities do not tend to do well afterwards.</text:p>
      <text:p text:style-name="P11"><text:tab/>This character may spend a Wildcard to perform an opposed <text:span text:style-name="T3">Rings[♥] vs. [Spell's Skill][♥], </text:span>targetting a Magi within line of sight<text:span text:style-name="T3">. </text:span>If successful, they gain one active <text:span text:style-name="T3">Aspect</text:span> of that character's Magical Ability, and that character loses it. This ability must be contained in a special Ring, made in advance with an Ankh stone. These rings are tremendously fragile, breaking if they ever sustain a wound or are dropped, returning the Ability contained within. These rings can be used by the character once per scene to mimic the Magical Ability using their <text:span text:style-name="T3">Rings </text:span>skill in place of the original Magic's Skill. <text:span text:style-name="T3">Aspect</text:span> refers to only a single effect of the Magic – for example, <text:span text:style-name="T3">Arcana </text:span>has the <text:span text:style-name="T3">Analyze, Manifest, Illusions, </text:span>and<text:span text:style-name="T3"> Scrying </text:span>aspects, so the Ring Lord that copied <text:span text:style-name="T3">Arcana </text:span>would gain the use of only one of those uses per ring, with the target losing access to it. All Minor Magical Abilities, such as Transference, have only a single Aspect to copy to gain all of the active effects of the Ability. Ringlords never gain the Passive abilities of a Magical Ability and targets do not lose them. Copying an <text:span text:style-name="T3">Aspect </text:span>linked to a specific list of uses, like <text:span text:style-name="T3">Manifest </text:span>or <text:span text:style-name="T3">Forms</text:span>, grants the use of a single form, item, or brand that the target possesses, and the target only loses that form, item, or brand, not the entire <text:span text:style-name="T3">Aspect</text:span>. A Ring Lord can craft and maintain a number of rings equal to their rank in <text:span text:style-name="T3">Rings</text:span>. If the original owner of a Magical Ability is ever killed, the ring containing the ability is immediately destroyed. When a character gains this ability during creation, they may choose a single ring and associated <text:span text:style-name="T3">Aspect </text:span>to start with. </text:p>
      <text:p text:style-name="P17">Metallic Affinities</text:p>
      <text:p text:style-name="P11"><text:tab/>Native to Krestfalo, this ability was developed by the metalworkers of what used to be the <text:soft-page-break/>western third of the country, modern-day Arcadia. Practitioners gain a powerful affinity with metal, and are able to merge with it, using it to cover their flesh and act as armor, or merging weapons with their limbs.</text:p>
      <text:p text:style-name="P11"><text:tab/>By spending a Wildcard, these magi may merge with any metallic object with a size equal to their rank or below in cubic meters. When this character merges with an object, they may choose to either reshape it into armor, granting Armor points equal to the object's size, or merge with a weapon, granting twice their rank in Affinity as a bonus to all attacks with that weapon. Ranged weapons that are merged with no longer require ammo or reloading. In addition, experienced Magi can attempt to take control of Automatons and large metallic vehicles(like trains) with a melee attack using the <text:span text:style-name="T3">Affinity</text:span> skill, so long as their rank in <text:span text:style-name="T3">Affinity</text:span> equals or exceeds the Automaton's <text:span text:style-name="T3">Power Rating</text:span>. This connection is undone automatically if the Shaper suffers a Wound. This process is immensely painful for the user, but does not cause Wounds beyond superficial burns and scars, which are generally permanent. The merger can be canceled with an action during this character's turn. Objects that are merged with bear only superficial damage from this process. </text:p>
      <text:p text:style-name="P17">The Mimics of Arcadia</text:p>
      <text:p text:style-name="P11"><text:tab/>Arcadia was founded by one of the oddest collections of frontierspeople ever seen on Korssent in the year 1688. The initial citizens largely consisted of scholars from Midgart, misfits from the various Universities of the day, who sided with Bismark's secular view of Loressa and Exhaltation, but more importantly were fed up with the societal impact of her church. With them were a motley crew of debtors, paupers, and other rejected sorts. This exodus was not the desperate march of the Chopshiym people but a strategic move, mostly in anticipation of the purges of nonbelievers that was to come. Hearing of the polite of the western third of what was Krestfalo at the time, bordering Scyllia, the more prominent of the Doctors aboard this exodus worked out an alliance with the Kresti people, pledging support in their centuries-old conflict with the Chopshiym in return for lands to call home. This alliance <text:soft-page-break/>was initially quite fruitful, and is largely responsible for the end of the western expansion of Chopshiym, but did not turn out exactly as the Kresti expected in the years following(See Nations of Korssent, pg. xx).</text:p>
      <text:p text:style-name="P11"><text:tab/>What came of the University-headed government was a people with an intense knowledge of magic, and a great value for scholarship. The intense study practiced by most of the nation that could afford it lead to the breakthrough of <text:span text:style-name="T3">Mimicry</text:span>, a powerful manipulation of what much of the rest of Korssent thought magic was. By carefully observing the acts of other magic users, the Mimic is able to temporarily make use of a limited version of their power. The mimic may spend a <text:span text:style-name="T3">Wildcard</text:span> when another character uses a magic ability, and make a <text:span text:style-name="T3">Perception[</text:span><text:span text:style-name="T5">♠</text:span><text:span text:style-name="T3">]</text:span>. If successful, the Mimic can use the specific <text:span text:style-name="T3">Aspect</text:span> of the power observed until the end of the current scene, using their rank in <text:span text:style-name="T3">Mimic</text:span> in place of the spell's associated skill, and using the same <text:span text:style-name="T3">Trait</text:span> the skill normally dictates. <text:span text:style-name="T3">Mimicry</text:span> used to create Rings(see: Ring Lords, pg. xx) or Bind Golems(see: Binding, pg. xx) follow the same rules as they normally would, requiring the appropriate skill to use after the scene in which they are created. A Golem that is created through mimicry is a perfect copy of the targeted Binder's original Golem.</text:p>
      <text:p text:style-name="P17">Shards of one's Soul, the Sihir</text:p>
      <text:p text:style-name="P11"><text:tab/>Eurston is a chaotic place, often on bad terms with its neighbors due to a long tradition of expansionist policies, seen as a necessity considering its massive population. Along with its many historical conquests are a great number of distinct peoples, with countless languages, all forged into an amalgamation of a nation-state, the political system a huge civil war in fine clothing. In the shadows of this chaos lie the crafters of <text:span text:style-name="T3">Sihirs</text:span>, frightful charms that are said to be made from the shards of souls, plucked from unwilling victims. While the positions in charge of much of society change fairly often in Eurston, especially compared to its southern neighbor, these Magi are a permanent fixture of their politics, with hands in many pots and eyes on every street. Their dark business is immensely profitable, but of course naturally dangerous, and distrusted by even the most nationalistic Eurstonian. <text:s/></text:p>
      <text:p text:style-name="P11"><text:soft-page-break/><text:tab/>A Sihir, or charm, is a small chunk of someone's experience, imprisoned in a wearable object of some sort, usually a ring or necklace. Magi with this ability may spend a <text:span text:style-name="T3">Wildcard </text:span>and make a <text:span text:style-name="T3">Sihir[</text:span><text:span text:style-name="T5">♠</text:span><text:span text:style-name="T3">] </text:span>in the presence of a knocked out opponent to take some part of their soul and bind it to such an object. The subject loses ranks of a single skill equal to the Magi's rank in <text:span text:style-name="T3">Sihir</text:span>. Any character that wears the object gains the ranks in the chosen skill. <text:span text:style-name="T3">Sihir</text:span> are tremendously fragile and will break immediately if damaged or dropped, as well as disintegrating immediately should the original subject die. If the <text:span text:style-name="T3">Sihir</text:span> is destroyed, the effected character regains their lost skill ranks.</text:p>
      <text:p text:style-name="P12"><text:span text:style-name="T14">The Gift of Life</text:span> <text:s/></text:p>
      <text:p text:style-name="P11"><text:tab/>Havana is financially a fairly poor country, located on a small island just north of Gaell. Despite this her resources are rich, which should lead to wealth for the Havanan people but has mostly turned into riches for their colonial overlords from Gaell. Among the non-material riches of these hard-working oppressed people is Transference, the Gift of Life, and the Great Philosopers that carry it. These heroes to the people can heal the wounds of others, taking them onto their own body in a reduced form. They are inevitably self-sacrificing types, the sort likely to exert enough power to knock themselves out(or worse) if it will save a loved one.</text:p>
      <text:p text:style-name="P11"><text:tab/>By spending a Wildcard and making a <text:span text:style-name="T3">Transference[</text:span><text:span text:style-name="T5">♥</text:span><text:span text:style-name="T3">] </text:span>these Magi may remove a wound from a target willing character for each success, <text:s/>taking that wound in the form of a bruise or scar on their own body. Each wound is inflicted on this character until the end of the current scene. Transferers cannot take Wounds from a Trait that has sustained max Wounds. This art has been passed down the family lines of healers and doctors for centuries, and has recently come to the attention of the Gaellish colonialists. The art has an obvious sister in Chiapas, though not everyone makes the connection immediately, and there is a common folk belief that a Magi wielding the powers of Havana and Chiapas in tandem will some day reunite the two island nations. </text:p>
      <text:p text:style-name="P17">The Touch of Death</text:p>
      <text:p text:style-name="P11"><text:soft-page-break/><text:tab/>The people of Chiapas are burdened with the responsibility of <text:span text:style-name="T3">Transference</text:span>, the Touch of Death. It is a practice found seemingly at random among those born in Chiapas, and no small amount of stigma and fear is shown to it by most of the country's people. For that reason it is rare to see it taught to outsiders, but there are rumors of some that have managed it.</text:p>
      <text:p text:style-name="P11"><text:tab/> This art moves injuries suffered by this character to another that this character touches. This requires the spending of a Wildcard and an opposed melee attack using <text:span text:style-name="T3">Transference. </text:span>If it connects, the opponent takes a number of wounds equal to the succeses, and this character loses the equivalent amount of damage. The wounds are not necessarily symmetrical, so one character cannot transfer, say, a lost arm injury to another, though they can transfer the equivalent amount of damage. Characters cannot transfer Wounds from a Trait that has sustained max Wounds. This Art is sometimes called the dark half of the Havanan <text:span text:style-name="T3">Transference</text:span>, the opposite side of its coin. Both Magical Abilities directly affect the living force of human beings in a way that is unique, a somewhat terrifying reminder of the Fate's power in the hands of human beings. Injuries from this side of <text:span text:style-name="T3">Transference</text:span> are long-lasting and painful, and skillful Magi can target limbs just as skilled fighters can, concentrating the injury of a serious wound into just one limb, resulting in breaks that are often horrific and never seem to set right. The hero of legend is spoken of in Chiapas as well, one who will take back their sister and keep out the Gaellish invaders. The Touch of Death is meant to remind that figure of the burden they must bear, the ultimate cost if they should fail – the hero must be ready to defend the lives of all of his people, least they be ended just as surely as one afflicted by the Touch of Death.</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1:37:11</meta:creation-date>
    <dc:date>2013-05-29T22:54:33</dc:date>
    <meta:editing-duration>P3DT9H47M31S</meta:editing-duration>
    <meta:editing-cycles>34</meta:editing-cycles>
    <meta:generator>LibreOffice/3.5$Linux_x86 LibreOffice_project/350m1$Build-2</meta:generator>
    <meta:document-statistic meta:table-count="0" meta:image-count="0" meta:object-count="0" meta:page-count="22" meta:paragraph-count="91" meta:word-count="8166" meta:character-count="47872" meta:non-whitespace-character-count="39687"/>
  </office:meta>
</office:document-meta>
</file>